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4402in" svg:height="1.935in" svg:x="3.5193in" svg:y="0.0185in">
            <draw:object draw:notify-on-update-of-ranges="Sheet1.B2:Sheet1.B12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3965in" svg:height="1.9102in" svg:x="3.5087in" svg:y="2.1724in">
            <draw:object draw:notify-on-update-of-ranges="Sheet1.B13:Sheet1.B23 Sheet1.C13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2661in" svg:height="1.8374in" svg:x="3.563in" svg:y="6.1874in">
            <draw:object draw:notify-on-update-of-ranges="Sheet1.B35:Sheet1.B45 Sheet1.C35:Sheet1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3134in" svg:height="1.8638in" svg:x="3.552in" svg:y="8.0705in">
            <draw:object draw:notify-on-update-of-ranges="Sheet1.B46:Sheet1.B56 Sheet1.C46:Sheet1.C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6213in" svg:height="1.5374in" svg:x="3.5551in" svg:y="4.2146in">
            <draw:object draw:notify-on-update-of-ranges="Sheet1.B24:Sheet1.B34 Sheet1.C24:Sheet1.C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2665in" svg:height="1.8374in" svg:x="3.5303in" svg:y="10.0366in">
            <draw:object draw:notify-on-update-of-ranges="Sheet1.B57:Sheet1.B67 Sheet1.C57:Sheet1.C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3531in" svg:height="1.8862in" svg:x="3.563in" svg:y="11.9193in">
            <draw:object draw:notify-on-update-of-ranges="Sheet1.B68:Sheet1.B78 Sheet1.C68:Sheet1.C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.3173in" svg:height="1.4118in" svg:x="3.5228in" svg:y="14.0961in">
            <draw:object draw:notify-on-update-of-ranges="Sheet1.B79:Sheet1.B89 Sheet1.C79:Sheet1.C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3.2449in" svg:height="1.8252in" svg:x="3.563in" svg:y="15.9453in">
            <draw:object draw:notify-on-update-of-ranges="Sheet1.B90:Sheet1.B100 Sheet1.C90:Sheet1.C1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3.3138in" svg:height="1.8642in" svg:x="3.4976in" svg:y="17.8169in">
            <draw:object draw:notify-on-update-of-ranges="Sheet1.B101:Sheet1.B111 Sheet1.C101:Sheet1.C1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3.4618in" svg:height="1.9472in" svg:x="3.4543in" svg:y="19.7197in">
            <draw:object draw:notify-on-update-of-ranges="Sheet1.B112:Sheet1.B122 Sheet1.C112:Sheet1.C1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3.3965in" svg:height="1.9102in" svg:x="8.8894in" svg:y="8.711in">
            <draw:object draw:notify-on-update-of-ranges="Sheet1.B13:Sheet1.B23 Sheet1.C13:Sheet1.C2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text:tab/></text:p>
          </table:table-cell>
          <table:table-cell office:value-type="string" calcext:value-type="string">
            <text:p>NUMBER<text:tab/>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string" calcext:value-type="string">
            <text:p>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table:number-columns-repeated="2"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table:number-columns-repeated="2" office:value-type="string" calcext:value-type="string">
            <text:p>2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table:number-columns-repeated="2"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table:number-columns-repeated="2"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table:number-columns-repeated="2"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table:number-columns-repeated="2" office:value-type="string" calcext:value-type="string">
            <text:p>6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table:number-columns-repeated="2"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table:number-columns-repeated="2" office:value-type="string" calcext:value-type="string">
            <text:p>8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table:number-columns-repeated="2" office:value-type="string" calcext:value-type="string">
            <text:p>9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101<text:tab/>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1<text:tab/>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1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21<text:tab/>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31<text:tab/>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4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51<text:tab/>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6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7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81<text:tab/>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string" calcext:value-type="string">
            <text:p>101<text:tab/></text:p>
          </table:table-cell>
          <table:table-cell office:value-type="string" calcext:value-type="string">
            <text:p>91<text:tab/>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table:number-columns-repeated="2" office:value-type="string" calcext:value-type="string">
            <text:p>101<text:tab/></text:p>
          </table:table-cell>
          <table:table-cell office:value-type="float" office:value="0.000011" calcext:value-type="float">
            <text:p>0.000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23:15:00.793475601</meta:creation-date>
    <dc:date>2021-11-18T02:18:22.989694377</dc:date>
    <meta:editing-duration>PT53M36S</meta:editing-duration>
    <meta:editing-cycles>2</meta:editing-cycles>
    <meta:generator>LibreOffice/7.2.1.2$Linux_X86_64 LibreOffice_project/20$Build-2</meta:generator>
    <meta:document-statistic meta:table-count="1" meta:cell-count="366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39cm" svg:height="4.916cm" xlink:href=".." xlink:type="simple" chart:class="chart:line" chart:style-name="ch1">
        <chart:legend chart:legend-position="end" svg:x="5.887cm" svg:y="2.159cm" style:legend-expansion="high" chart:style-name="ch2"/>
        <chart:plot-area chart:style-name="ch3" table:cell-range-address="Sheet1.B2:Sheet1.C12" chart:data-source-has-labels="column" svg:x="0.174cm" svg:y="0.098cm" svg:width="5.539cm" svg:height="4.72cm">
          <chart:coordinate-region svg:x="2.013cm" svg:y="0.292cm" svg:width="3.559cm" svg:height="3.481cm"/>
          <chart:axis chart:dimension="x" chart:name="primary-x" chart:style-name="ch4" chartooo:axis-type="auto">
            <chartooo:date-scale/>
            <chart:categories table:cell-range-address="Sheet1.B2:Sheet1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2:Sheet1.B12</svg:desc>
                </draw:g>
              </table:table-cell>
              <table:table-cell office:value-type="float" office:value="0.000003">
                <text:p>0.00000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18cm" svg:height="4.736cm" xlink:href=".." xlink:type="simple" chart:class="chart:line" chart:style-name="ch1">
        <chart:legend chart:legend-position="end" svg:x="5.566cm" svg:y="2.069cm" style:legend-expansion="high" chart:style-name="ch2"/>
        <chart:plot-area chart:style-name="ch3" table:cell-range-address="Sheet1.B101:Sheet1.C111" chart:data-source-has-labels="column" svg:x="0.168cm" svg:y="0.094cm" svg:width="5.23cm" svg:height="4.548cm">
          <chart:coordinate-region svg:x="1.821cm" svg:y="0.288cm" svg:width="3.436cm" svg:height="3.309cm"/>
          <chart:axis chart:dimension="x" chart:name="primary-x" chart:style-name="ch4" chartooo:axis-type="auto">
            <chartooo:date-scale/>
            <chart:categories table:cell-range-address="Sheet1.B101:Sheet1.B1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1:Sheet1.C1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101:Sheet1.B111</svg:desc>
                </draw:g>
              </table:table-cell>
              <table:table-cell office:value-type="float" office:value="0.000001">
                <text:p>0.000001</text:p>
                <draw:g>
                  <svg:desc>Sheet1.C101:Sheet1.C111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94cm" svg:height="4.947cm" xlink:href=".." xlink:type="simple" chart:class="chart:line" chart:style-name="ch1">
        <chart:legend chart:legend-position="end" svg:x="5.942cm" svg:y="2.174cm" style:legend-expansion="high" chart:style-name="ch2"/>
        <chart:plot-area chart:style-name="ch3" table:cell-range-address="Sheet1.B112:Sheet1.C122" chart:data-source-has-labels="column" svg:x="0.175cm" svg:y="0.098cm" svg:width="5.592cm" svg:height="4.751cm">
          <chart:coordinate-region svg:x="1.828cm" svg:y="0.293cm" svg:width="3.798cm" svg:height="3.511cm"/>
          <chart:axis chart:dimension="x" chart:name="primary-x" chart:style-name="ch4" chartooo:axis-type="auto">
            <chartooo:date-scale/>
            <chart:categories table:cell-range-address="Sheet1.B112:Sheet1.B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12:Sheet1.C122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112:Sheet1.B122</svg:desc>
                </draw:g>
              </table:table-cell>
              <table:table-cell office:value-type="float" office:value="0.000001">
                <text:p>0.000001</text:p>
                <draw:g>
                  <svg:desc>Sheet1.C112:Sheet1.C122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11">
                <text:p>0.0000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28cm" svg:height="4.853cm" xlink:href=".." xlink:type="simple" chart:class="chart:line" chart:style-name="ch1">
        <chart:legend chart:legend-position="end" svg:x="5.776cm" svg:y="2.127cm" style:legend-expansion="high" chart:style-name="ch2"/>
        <chart:plot-area chart:style-name="ch3" table:cell-range-address="Sheet1.B13:Sheet1.C23" chart:data-source-has-labels="column" svg:x="0.172cm" svg:y="0.097cm" svg:width="5.432cm" svg:height="4.659cm">
          <chart:coordinate-region svg:x="1.825cm" svg:y="0.292cm" svg:width="3.638cm" svg:height="3.419cm"/>
          <chart:axis chart:dimension="x" chart:name="primary-x" chart:style-name="ch4" chartooo:axis-type="auto">
            <chartooo:date-scale/>
            <chart:categories table:cell-range-address="Sheet1.B13:Sheet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C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13:Sheet1.B23</svg:desc>
                </draw:g>
              </table:table-cell>
              <table:table-cell office:value-type="float" office:value="0.000002">
                <text:p>0.000002</text:p>
                <draw:g>
                  <svg:desc>Sheet1.C13:Sheet1.C23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9">
                <text:p>0.000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28cm" svg:height="4.853cm" xlink:href=".." xlink:type="simple" chart:class="chart:line" chart:style-name="ch1">
        <chart:legend chart:legend-position="end" svg:x="5.776cm" svg:y="2.127cm" style:legend-expansion="high" chart:style-name="ch2"/>
        <chart:plot-area chart:style-name="ch3" table:cell-range-address="Sheet1.B13:Sheet1.C23" chart:data-source-has-labels="column" svg:x="0.172cm" svg:y="0.097cm" svg:width="5.432cm" svg:height="4.659cm">
          <chart:coordinate-region svg:x="1.825cm" svg:y="0.292cm" svg:width="3.638cm" svg:height="3.419cm"/>
          <chart:axis chart:dimension="x" chart:name="primary-x" chart:style-name="ch4" chartooo:axis-type="auto">
            <chartooo:date-scale/>
            <chart:categories table:cell-range-address="Sheet1.B13:Sheet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C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13:Sheet1.B23</svg:desc>
                </draw:g>
              </table:table-cell>
              <table:table-cell office:value-type="float" office:value="0.000002">
                <text:p>0.000002</text:p>
                <draw:g>
                  <svg:desc>Sheet1.C13:Sheet1.C23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9">
                <text:p>0.000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297cm" svg:height="4.668cm" xlink:href=".." xlink:type="simple" chart:class="chart:line" chart:style-name="ch1">
        <chart:legend chart:legend-position="end" svg:x="5.445cm" svg:y="2.035cm" style:legend-expansion="high" chart:style-name="ch2"/>
        <chart:plot-area chart:style-name="ch3" table:cell-range-address="Sheet1.B35:Sheet1.C45" chart:data-source-has-labels="column" svg:x="0.165cm" svg:y="0.093cm" svg:width="5.115cm" svg:height="4.482cm">
          <chart:coordinate-region svg:x="1.818cm" svg:y="0.288cm" svg:width="3.321cm" svg:height="3.242cm"/>
          <chart:axis chart:dimension="x" chart:name="primary-x" chart:style-name="ch4" chartooo:axis-type="auto">
            <chartooo:date-scale/>
            <chart:categories table:cell-range-address="Sheet1.B35:Sheet1.B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5:Sheet1.C4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35:Sheet1.B45</svg:desc>
                </draw:g>
              </table:table-cell>
              <table:table-cell office:value-type="float" office:value="0.000001">
                <text:p>0.000001</text:p>
                <draw:g>
                  <svg:desc>Sheet1.C35:Sheet1.C45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17cm" svg:height="4.735cm" xlink:href=".." xlink:type="simple" chart:class="chart:line" chart:style-name="ch1">
        <chart:legend chart:legend-position="end" svg:x="5.565cm" svg:y="2.068cm" style:legend-expansion="high" chart:style-name="ch2"/>
        <chart:plot-area chart:style-name="ch3" table:cell-range-address="Sheet1.B46:Sheet1.C56" chart:data-source-has-labels="column" svg:x="0.168cm" svg:y="0.094cm" svg:width="5.229cm" svg:height="4.547cm">
          <chart:coordinate-region svg:x="1.821cm" svg:y="0.288cm" svg:width="3.435cm" svg:height="3.308cm"/>
          <chart:axis chart:dimension="x" chart:name="primary-x" chart:style-name="ch4" chartooo:axis-type="auto">
            <chartooo:date-scale/>
            <chart:categories table:cell-range-address="Sheet1.B46:Sheet1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6:Sheet1.C5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46:Sheet1.B56</svg:desc>
                </draw:g>
              </table:table-cell>
              <table:table-cell office:value-type="float" office:value="0.000001">
                <text:p>0.000001</text:p>
                <draw:g>
                  <svg:desc>Sheet1.C46:Sheet1.C56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99cm" svg:height="3.906cm" xlink:href=".." xlink:type="simple" chart:class="chart:line" chart:style-name="ch1">
        <chart:legend chart:legend-position="end" svg:x="6.347cm" svg:y="1.654cm" style:legend-expansion="high" chart:style-name="ch2"/>
        <chart:plot-area chart:style-name="ch3" table:cell-range-address="Sheet1.B24:Sheet1.C34" chart:data-source-has-labels="column" svg:x="0.183cm" svg:y="0.078cm" svg:width="5.981cm" svg:height="3.75cm">
          <chart:coordinate-region svg:x="1.836cm" svg:y="0.272cm" svg:width="4.187cm" svg:height="2.511cm"/>
          <chart:axis chart:dimension="x" chart:name="primary-x" chart:style-name="ch4" chartooo:axis-type="auto">
            <chartooo:date-scale/>
            <chart:categories table:cell-range-address="Sheet1.B24:Sheet1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4:Sheet1.C3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24:Sheet1.B34</svg:desc>
                </draw:g>
              </table:table-cell>
              <table:table-cell office:value-type="float" office:value="0.000001">
                <text:p>0.000001</text:p>
                <draw:g>
                  <svg:desc>Sheet1.C24:Sheet1.C34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298cm" svg:height="4.668cm" xlink:href=".." xlink:type="simple" chart:class="chart:line" chart:style-name="ch1">
        <chart:legend chart:legend-position="end" svg:x="5.446cm" svg:y="2.035cm" style:legend-expansion="high" chart:style-name="ch2"/>
        <chart:plot-area chart:style-name="ch3" table:cell-range-address="Sheet1.B57:Sheet1.C67" chart:data-source-has-labels="column" svg:x="0.165cm" svg:y="0.093cm" svg:width="5.116cm" svg:height="4.482cm">
          <chart:coordinate-region svg:x="1.818cm" svg:y="0.287cm" svg:width="3.322cm" svg:height="3.243cm"/>
          <chart:axis chart:dimension="x" chart:name="primary-x" chart:style-name="ch4" chartooo:axis-type="auto">
            <chartooo:date-scale/>
            <chart:categories table:cell-range-address="Sheet1.B57:Sheet1.B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7:Sheet1.C67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57:Sheet1.B67</svg:desc>
                </draw:g>
              </table:table-cell>
              <table:table-cell office:value-type="float" office:value="0.000001">
                <text:p>0.000001</text:p>
                <draw:g>
                  <svg:desc>Sheet1.C57:Sheet1.C67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18cm" svg:height="4.792cm" xlink:href=".." xlink:type="simple" chart:class="chart:line" chart:style-name="ch1">
        <chart:legend chart:legend-position="end" svg:x="5.666cm" svg:y="2.097cm" style:legend-expansion="high" chart:style-name="ch2"/>
        <chart:plot-area chart:style-name="ch3" table:cell-range-address="Sheet1.B68:Sheet1.C78" chart:data-source-has-labels="column" svg:x="0.17cm" svg:y="0.095cm" svg:width="5.326cm" svg:height="4.602cm">
          <chart:coordinate-region svg:x="1.823cm" svg:y="0.29cm" svg:width="3.532cm" svg:height="3.362cm"/>
          <chart:axis chart:dimension="x" chart:name="primary-x" chart:style-name="ch4" chartooo:axis-type="auto">
            <chartooo:date-scale/>
            <chart:categories table:cell-range-address="Sheet1.B68:Sheet1.B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68:Sheet1.C7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68:Sheet1.B78</svg:desc>
                </draw:g>
              </table:table-cell>
              <table:table-cell office:value-type="float" office:value="0.000002">
                <text:p>0.000002</text:p>
                <draw:g>
                  <svg:desc>Sheet1.C68:Sheet1.C78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11">
                <text:p>0.0000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27cm" svg:height="3.587cm" xlink:href=".." xlink:type="simple" chart:class="chart:line" chart:style-name="ch1">
        <chart:legend chart:legend-position="end" svg:x="5.575cm" svg:y="1.494cm" style:legend-expansion="high" chart:style-name="ch2"/>
        <chart:plot-area chart:style-name="ch3" table:cell-range-address="Sheet1.B79:Sheet1.C89" chart:data-source-has-labels="column" svg:x="0.168cm" svg:y="0.071cm" svg:width="5.239cm" svg:height="3.445cm">
          <chart:coordinate-region svg:x="1.821cm" svg:y="0.265cm" svg:width="3.445cm" svg:height="2.206cm"/>
          <chart:axis chart:dimension="x" chart:name="primary-x" chart:style-name="ch4" chartooo:axis-type="auto">
            <chartooo:date-scale/>
            <chart:categories table:cell-range-address="Sheet1.B79:Sheet1.B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79:Sheet1.C8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79:Sheet1.B89</svg:desc>
                </draw:g>
              </table:table-cell>
              <table:table-cell office:value-type="float" office:value="0.000001">
                <text:p>0.000001</text:p>
                <draw:g>
                  <svg:desc>Sheet1.C79:Sheet1.C89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243cm" svg:height="4.637cm" xlink:href=".." xlink:type="simple" chart:class="chart:line" chart:style-name="ch1">
        <chart:legend chart:legend-position="end" svg:x="5.391cm" svg:y="2.019cm" style:legend-expansion="high" chart:style-name="ch2"/>
        <chart:plot-area chart:style-name="ch3" table:cell-range-address="Sheet1.B90:Sheet1.C100" chart:data-source-has-labels="column" svg:x="0.164cm" svg:y="0.092cm" svg:width="5.063cm" svg:height="4.453cm">
          <chart:coordinate-region svg:x="1.817cm" svg:y="0.286cm" svg:width="3.269cm" svg:height="3.214cm"/>
          <chart:axis chart:dimension="x" chart:name="primary-x" chart:style-name="ch4" chartooo:axis-type="auto">
            <chartooo:date-scale/>
            <chart:categories table:cell-range-address="Sheet1.B90:Sheet1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90:Sheet1.C100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	</text:p>
                <draw:g>
                  <svg:desc>Sheet1.B90:Sheet1.B100</svg:desc>
                </draw:g>
              </table:table-cell>
              <table:table-cell office:value-type="float" office:value="0.000002">
                <text:p>0.000002</text:p>
                <draw:g>
                  <svg:desc>Sheet1.C90:Sheet1.C100</svg:desc>
                </draw:g>
              </table:table-cell>
            </table:table-row>
            <table:table-row>
              <table:table-cell office:value-type="string">
                <text:p>11	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	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	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	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1	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	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